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文泉驛等寬微米黑" svg:font-family="文泉驛等寬微米黑" style:font-family-generic="modern" style:font-pitch="fixed"/>
    <style:font-face style:name="Lato1" svg:font-family="Lato" style:font-pitch="variable"/>
    <style:font-face style:name="Lato" svg:font-family="Lato" style:font-adornments="粗體" style:font-pitch="variable"/>
    <style:font-face style:name="Roboto" svg:font-family="Roboto" style:font-pitch="variable"/>
    <style:font-face style:name="Ubuntu" svg:font-family="Ubuntu" style:font-pitch="variable"/>
    <style:font-face style:name="思源黑體 Medium" svg:font-family="'思源黑體 Medium'" style:font-pitch="variable"/>
    <style:font-face style:name="思源黑體 Normal" svg:font-family="'思源黑體 Normal'" style:font-pitch="variable"/>
    <style:font-face style:name="思源黑體 Regular" svg:font-family="'思源黑體 Regular'" style:font-pitch="variable"/>
    <style:font-face style:name="Monaco" svg:font-family="Monaco" style:font-family-generic="modern" style:font-pitch="variable"/>
    <style:font-face style:name="Droid Serif" svg:font-family="'Droid Serif'" style:font-family-generic="roman" style:font-pitch="variable"/>
    <style:font-face style:name="Droid Serif1" svg:font-family="'Droid Serif'" style:font-adornments="標準" style:font-family-generic="roman" style:font-pitch="variable"/>
    <style:font-face style:name="Georgia" svg:font-family="Georgia" style:font-adornments="標準"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 svg:font-family="文泉驛微米黑" style:font-family-generic="system" style:font-pitch="variable"/>
  </office:font-face-decls>
  <office:automatic-styles>
    <style:style style:name="表格1" style:family="table">
      <style:table-properties style:width="9.208cm" table:align="left"/>
    </style:style>
    <style:style style:name="表格1.A" style:family="table-column">
      <style:table-column-properties style:column-width="2.99cm"/>
    </style:style>
    <style:style style:name="表格1.B" style:family="table-column">
      <style:table-column-properties style:column-width="2.805cm"/>
    </style:style>
    <style:style style:name="表格1.C" style:family="table-column">
      <style:table-column-properties style:column-width="3.413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Monaco"/>
    </style:style>
    <style:style style:name="P2" style:family="paragraph" style:parent-style-name="Text_20_body">
      <style:text-properties style:font-name="思源黑體 Normal" fo:font-size="18pt" officeooo:rsid="001da3af" officeooo:paragraph-rsid="00a31ac7" style:font-name-asian="思源黑體 Medium"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Text_20_body" style:master-page-name="">
      <loext:graphic-properties draw:fill="none" draw:fill-color="#729fcf"/>
      <style:paragraph-properties fo:margin-left="0cm" fo:margin-right="0cm" fo:margin-top="0cm" fo:margin-bottom="0.275cm" loext:contextual-spacing="false" fo:line-height="100%" fo:text-align="center" style:justify-single-word="false" fo:text-indent="0cm" style:auto-text-indent="false" style:page-number="auto" fo:background-color="transparent"/>
      <style:text-properties style:font-name="Droid Serif" fo:font-size="24pt" style:font-size-asian="24pt" style:font-size-complex="24pt"/>
    </style:style>
    <style:style style:name="P6" style:family="paragraph" style:parent-style-name="title">
      <style:paragraph-properties fo:margin-left="0cm" fo:margin-right="0cm" fo:margin-top="0cm" fo:margin-bottom="0.275cm" loext:contextual-spacing="false" fo:line-height="100%" fo:text-align="center" style:justify-single-word="false" fo:text-indent="0cm" style:auto-text-indent="false"/>
      <style:text-properties style:font-name="Droid Serif" fo:font-size="56pt" officeooo:rsid="00b480c0" officeooo:paragraph-rsid="00b480c0" style:font-size-asian="56pt" style:font-size-complex="56pt"/>
    </style:style>
    <style:style style:name="P7" style:family="paragraph" style:parent-style-name="title">
      <style:paragraph-properties fo:margin-top="0.275cm" fo:margin-bottom="0.826cm" loext:contextual-spacing="false" fo:text-align="center" style:justify-single-word="false"/>
      <style:text-properties style:font-name="Droid Serif" fo:font-size="56pt" officeooo:rsid="00b480c0" officeooo:paragraph-rsid="00b480c0" style:font-size-asian="56pt" style:font-size-complex="56pt"/>
    </style:style>
    <style:style style:name="P8" style:family="paragraph" style:parent-style-name="Standard">
      <style:paragraph-properties fo:line-height="150%" fo:text-align="center" style:justify-single-word="false"/>
      <style:text-properties style:font-name="Roboto" fo:font-size="14pt" officeooo:rsid="01081fdd" officeooo:paragraph-rsid="01081fdd" style:font-size-asian="14pt" style:font-size-complex="14pt"/>
    </style:style>
    <style:style style:name="P9" style:family="paragraph" style:parent-style-name="Standard">
      <style:paragraph-properties fo:line-height="150%" fo:text-align="center" style:justify-single-word="false"/>
      <style:text-properties style:font-name="Roboto" fo:font-size="14pt" officeooo:rsid="00b71028" officeooo:paragraph-rsid="00b71028" style:font-size-asian="14pt" style:font-size-complex="14pt"/>
    </style:style>
    <style:style style:name="P10" style:family="paragraph" style:parent-style-name="Standard" style:master-page-name="">
      <loext:graphic-properties draw:fill="none"/>
      <style:paragraph-properties fo:margin-left="0.6cm" fo:margin-right="0cm" fo:margin-top="0cm" fo:margin-bottom="0cm" loext:contextual-spacing="false" fo:line-height="150%" fo:text-indent="0cm" style:auto-text-indent="false" style:page-number="auto" fo:background-color="transparent"/>
      <style:text-properties officeooo:paragraph-rsid="00f48af9"/>
    </style:style>
    <style:style style:name="P11" style:family="paragraph" style:parent-style-name="Heading_20_3">
      <style:text-properties officeooo:rsid="00cda8a0" officeooo:paragraph-rsid="00cda8a0"/>
    </style:style>
    <style:style style:name="P12" style:family="paragraph" style:parent-style-name="Table_20_Contents">
      <style:paragraph-properties fo:text-align="center" style:justify-single-word="false"/>
      <style:text-properties fo:font-size="12pt" officeooo:rsid="0115dcff" officeooo:paragraph-rsid="0115dcff" style:font-size-asian="12pt" style:font-name-complex="Droid Sans Fallback" style:font-size-complex="12pt"/>
    </style:style>
    <style:style style:name="P13" style:family="paragraph" style:parent-style-name="Table_20_Contents">
      <style:paragraph-properties fo:text-align="center" style:justify-single-word="false"/>
      <style:text-properties fo:font-size="12pt" officeooo:rsid="01172912" officeooo:paragraph-rsid="01172912" style:font-size-asian="12pt" style:font-name-complex="Droid Sans Fallback" style:font-size-complex="12pt"/>
    </style:style>
    <style:style style:name="P14" style:family="paragraph" style:parent-style-name="Table_20_Contents">
      <style:paragraph-properties fo:text-align="center" style:justify-single-word="false"/>
      <style:text-properties fo:font-size="12pt" officeooo:rsid="0118f4b4" officeooo:paragraph-rsid="0118f4b4" style:font-size-asian="12pt" style:font-name-complex="Droid Sans Fallback" style:font-size-complex="12pt"/>
    </style:style>
    <style:style style:name="P15" style:family="paragraph" style:parent-style-name="Table_20_Contents">
      <style:paragraph-properties fo:text-align="center" style:justify-single-word="false"/>
      <style:text-properties fo:font-size="12pt" officeooo:rsid="011a58a0" officeooo:paragraph-rsid="011a58a0" style:font-size-asian="12pt" style:font-name-complex="Droid Sans Fallback" style:font-size-complex="12pt"/>
    </style:style>
    <style:style style:name="P16" style:family="paragraph" style:parent-style-name="Table_20_Contents">
      <style:paragraph-properties fo:text-align="center" style:justify-single-word="false"/>
      <style:text-properties fo:font-size="12pt" officeooo:rsid="011c3524" officeooo:paragraph-rsid="011c3524" style:font-size-asian="12pt" style:font-name-complex="Droid Sans Fallback" style:font-size-complex="12pt"/>
    </style:style>
    <style:style style:name="P17" style:family="paragraph" style:parent-style-name="Table_20_Contents">
      <style:paragraph-properties fo:text-align="center" style:justify-single-word="false"/>
      <style:text-properties fo:font-size="12pt" officeooo:rsid="011eb31e" officeooo:paragraph-rsid="011eb31e" style:font-size-asian="12pt" style:font-name-complex="Droid Sans Fallback" style:font-size-complex="12pt"/>
    </style:style>
    <style:style style:name="P18" style:family="paragraph" style:parent-style-name="Table_20_Contents">
      <style:paragraph-properties fo:text-align="center" style:justify-single-word="false"/>
      <style:text-properties fo:font-size="12pt" officeooo:rsid="0120915e" officeooo:paragraph-rsid="0120915e" style:font-size-asian="12pt" style:font-name-complex="Droid Sans Fallback" style:font-size-complex="12pt"/>
    </style:style>
    <style:style style:name="P19" style:family="paragraph" style:parent-style-name="Table_20_Contents">
      <style:paragraph-properties fo:text-align="center" style:justify-single-word="false"/>
      <style:text-properties fo:font-size="12pt" officeooo:rsid="012120f2" officeooo:paragraph-rsid="012120f2" style:font-size-asian="12pt" style:font-name-complex="Droid Sans Fallback" style:font-size-complex="12pt"/>
    </style:style>
    <style:style style:name="P20" style:family="paragraph" style:parent-style-name="Table_20_Contents">
      <style:paragraph-properties fo:text-align="center" style:justify-single-word="false"/>
      <style:text-properties fo:font-size="12pt" officeooo:rsid="01224276" officeooo:paragraph-rsid="01224276" style:font-size-asian="12pt" style:font-name-complex="Droid Sans Fallback" style:font-size-complex="12pt"/>
    </style:style>
    <style:style style:name="P21" style:family="paragraph" style:parent-style-name="Table_20_Contents">
      <style:paragraph-properties fo:text-align="center" style:justify-single-word="false"/>
      <style:text-properties fo:font-size="12pt" officeooo:rsid="0122ebf3" officeooo:paragraph-rsid="0122ebf3" style:font-size-asian="12pt" style:font-name-complex="Droid Sans Fallback" style:font-size-complex="12pt"/>
    </style:style>
    <style:style style:name="P22" style:family="paragraph" style:parent-style-name="Heading_20_2">
      <style:text-properties officeooo:rsid="00c2aab3" officeooo:paragraph-rsid="00c2aab3"/>
    </style:style>
    <style:style style:name="P23"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reak-before="page" fo:background-color="transparent" fo:keep-with-next="always"/>
      <style:text-properties officeooo:rsid="00c23a14" officeooo:paragraph-rsid="00c23a14"/>
    </style:style>
    <style:style style:name="P24" style:family="paragraph" style:parent-style-name="Heading_20_2">
      <style:paragraph-properties fo:margin-left="0cm" fo:margin-right="0cm" fo:text-indent="0cm" style:auto-text-indent="false"/>
      <style:text-properties officeooo:rsid="00cda8a0" officeooo:paragraph-rsid="00cda8a0"/>
    </style:style>
    <style:style style:name="P25" style:family="paragraph" style:parent-style-name="Footer">
      <style:paragraph-properties fo:text-align="center" style:justify-single-word="false"/>
      <style:text-properties style:font-name="Monaco" fo:font-size="12pt" style:font-size-asian="12pt" style:font-size-complex="12pt"/>
    </style:style>
    <style:style style:name="P26" style:family="paragraph" style:parent-style-name="Text_20_body">
      <style:text-properties style:font-name="思源黑體 Normal" fo:font-size="18pt" officeooo:rsid="001da3af" officeooo:paragraph-rsid="0062a0c7" style:font-name-asian="思源黑體 Medium" style:font-size-asian="18pt" style:font-size-complex="18pt"/>
    </style:style>
    <style:style style:name="P27" style:family="paragraph" style:parent-style-name="Text_20_body">
      <style:text-properties officeooo:rsid="00cc0ac1" officeooo:paragraph-rsid="00cc0ac1"/>
    </style:style>
    <style:style style:name="P28" style:family="paragraph" style:parent-style-name="Text_20_body">
      <style:text-properties officeooo:rsid="00cda8a0" officeooo:paragraph-rsid="00cda8a0"/>
    </style:style>
    <style:style style:name="P29" style:family="paragraph" style:parent-style-name="Text_20_body">
      <style:text-properties officeooo:rsid="00cff4e6" officeooo:paragraph-rsid="00cff4e6"/>
    </style:style>
    <style:style style:name="P30" style:family="paragraph" style:parent-style-name="Text_20_body">
      <style:text-properties style:font-name="Lato" fo:font-size="14pt" fo:font-weight="bold" officeooo:rsid="001da3af" officeooo:paragraph-rsid="00dae5c8" style:font-name-asian="文泉驛微米黑" style:font-size-asian="14pt" style:font-weight-asian="bold" style:font-name-complex="Droid Sans Fallback" style:font-size-complex="14.1000003814697pt" style:font-weight-complex="bold"/>
    </style:style>
    <style:style style:name="P31" style:family="paragraph" style:parent-style-name="Text_20_body">
      <style:paragraph-properties fo:line-height="120%"/>
      <style:text-properties style:font-name="Lato" fo:font-size="14pt" fo:font-weight="bold" officeooo:rsid="001da3af" officeooo:paragraph-rsid="00ecc7c5" style:font-name-asian="文泉驛微米黑" style:font-size-asian="14pt" style:font-weight-asian="bold" style:font-name-complex="Droid Sans Fallback" style:font-size-complex="14.1000003814697pt" style:font-weight-complex="bold"/>
    </style:style>
    <style:style style:name="P32" style:family="paragraph" style:parent-style-name="Text_20_body">
      <style:paragraph-properties fo:line-height="160%"/>
      <style:text-properties style:font-name="Lato" fo:font-size="14pt" fo:font-weight="bold" officeooo:rsid="001da3af" officeooo:paragraph-rsid="00f0e4a0" style:font-name-asian="文泉驛微米黑" style:font-size-asian="14pt" style:font-weight-asian="bold" style:font-name-complex="Droid Sans Fallback" style:font-size-complex="14.1000003814697pt" style:font-weight-complex="bold"/>
    </style:style>
    <style:style style:name="P33" style:family="paragraph" style:parent-style-name="Text_20_body">
      <style:text-properties officeooo:rsid="00fdbb91" officeooo:paragraph-rsid="00fdbb91"/>
    </style:style>
    <style:style style:name="P34" style:family="paragraph" style:parent-style-name="Text_20_body">
      <style:text-properties officeooo:rsid="0104f486" officeooo:paragraph-rsid="0104f486"/>
    </style:style>
    <style:style style:name="P35" style:family="paragraph" style:parent-style-name="Text_20_body">
      <style:paragraph-properties fo:margin-left="0cm" fo:margin-right="0cm" fo:text-indent="0cm" style:auto-text-indent="false"/>
      <style:text-properties style:font-name="Lato" fo:font-size="24pt" fo:font-weight="normal" officeooo:rsid="00cda8a0" officeooo:paragraph-rsid="00ff6eb6" style:font-name-asian="思源黑體 Medium" style:font-size-asian="24pt" style:font-weight-asian="normal" style:font-name-complex="Droid Sans Fallback" style:font-size-complex="24pt" style:font-weight-complex="normal"/>
    </style:style>
    <style:style style:name="P36" style:family="paragraph" style:parent-style-name="Text_20_body" style:list-style-name="L6">
      <style:paragraph-properties fo:margin-left="0cm" fo:margin-right="0cm" fo:margin-top="0cm" fo:margin-bottom="0cm" loext:contextual-spacing="false" fo:line-height="150%" fo:text-indent="0cm" style:auto-text-indent="false"/>
      <style:text-properties officeooo:paragraph-rsid="00f48af9"/>
    </style:style>
    <style:style style:name="P37" style:family="paragraph" style:parent-style-name="Text_20_body">
      <loext:graphic-properties draw:fill="none" draw:fill-color="#729fcf" draw:fill-image-width="0cm" draw:fill-image-height="0cm"/>
      <style:paragraph-properties fo:margin-left="0cm" fo:margin-right="0cm" fo:margin-top="0cm" fo:margin-bottom="0cm" loext:contextual-spacing="false" fo:line-height="150%" fo:text-indent="0cm" style:auto-text-indent="false" fo:background-color="transparent" style:shadow="none">
        <style:tab-stops/>
      </style:paragraph-properties>
      <style:text-properties officeooo:paragraph-rsid="00f958a4"/>
    </style:style>
    <style:style style:name="P38" style:family="paragraph" style:parent-style-name="Text_20_body" style:master-page-name="">
      <loext:graphic-properties draw:fill="none" draw:fill-color="#729fcf" draw:fill-image-width="0cm" draw:fill-image-height="0cm"/>
      <style:paragraph-properties fo:margin-left="0.6cm" fo:margin-right="0cm" fo:margin-top="0cm" fo:margin-bottom="0.247cm" loext:contextual-spacing="false" fo:line-height="120%" fo:text-indent="0cm" style:auto-text-indent="false" style:page-number="auto" fo:background-color="transparent" style:shadow="none">
        <style:tab-stops/>
      </style:paragraph-properties>
      <style:text-properties style:font-name="Monaco" fo:font-size="10pt" officeooo:rsid="00e0721a" officeooo:paragraph-rsid="00e0721a" style:font-size-asian="10pt" style:font-size-complex="10pt"/>
    </style:style>
    <style:style style:name="P39" style:family="paragraph" style:parent-style-name="Text_20_body">
      <style:paragraph-properties fo:margin-left="0.6cm" fo:margin-right="0cm" fo:text-indent="0cm" style:auto-text-indent="false"/>
      <style:text-properties officeooo:paragraph-rsid="00cfe48a"/>
    </style:style>
    <style:style style:name="P40" style:family="paragraph" style:parent-style-name="Text_20_body" style:list-style-name="L1">
      <loext:graphic-properties draw:fill="none" draw:fill-color="#729fcf"/>
      <style:paragraph-properties fo:margin-left="1.101cm" fo:margin-right="0cm" fo:margin-top="0cm" fo:margin-bottom="0.247cm" loext:contextual-spacing="false" fo:line-height="160%" fo:text-indent="-0.6cm" style:auto-text-indent="false" fo:background-color="transparent">
        <style:tab-stops>
          <style:tab-stop style:position="0.206cm"/>
        </style:tab-stops>
      </style:paragraph-properties>
      <style:text-properties officeooo:rsid="00f0e4a0" officeooo:paragraph-rsid="00f0e4a0"/>
    </style:style>
    <style:style style:name="P41" style:family="paragraph" style:parent-style-name="Text_20_body" style:list-style-name="L1" style:master-page-name="">
      <loext:graphic-properties draw:fill="none" draw:fill-color="#729fcf"/>
      <style:paragraph-properties fo:margin-left="1.101cm" fo:margin-right="0cm" fo:margin-top="0cm" fo:margin-bottom="0.247cm" loext:contextual-spacing="false" fo:line-height="160%" fo:text-indent="-0.6cm" style:auto-text-indent="false" style:page-number="auto" fo:background-color="transparent">
        <style:tab-stops>
          <style:tab-stop style:position="0.206cm"/>
        </style:tab-stops>
      </style:paragraph-properties>
      <style:text-properties officeooo:rsid="00c3732e" officeooo:paragraph-rsid="00c892d7"/>
    </style:style>
    <style:style style:name="P42" style:family="paragraph" style:parent-style-name="Text_20_body" style:list-style-name="L1" style:master-page-name="">
      <loext:graphic-properties draw:fill="none" draw:fill-color="#729fcf"/>
      <style:paragraph-properties fo:margin-left="1.101cm" fo:margin-right="0cm" fo:margin-top="0cm" fo:margin-bottom="0.247cm" loext:contextual-spacing="false" fo:line-height="160%" fo:text-indent="-0.6cm" style:auto-text-indent="false" style:page-number="auto" fo:background-color="transparent">
        <style:tab-stops>
          <style:tab-stop style:position="0.206cm"/>
        </style:tab-stops>
      </style:paragraph-properties>
      <style:text-properties officeooo:paragraph-rsid="00ba4f02"/>
    </style:style>
    <style:style style:name="P43" style:family="paragraph" style:parent-style-name="Text_20_body" style:master-page-name="">
      <loext:graphic-properties draw:fill="none" draw:fill-color="#729fcf"/>
      <style:paragraph-properties fo:margin-left="1.401cm" fo:margin-right="0cm" fo:margin-top="0cm" fo:margin-bottom="0.247cm" loext:contextual-spacing="false" fo:line-height="120%" fo:text-indent="0cm" style:auto-text-indent="false" style:page-number="auto" fo:background-color="transparent"/>
      <style:text-properties style:font-name="Monaco" fo:font-size="10pt" officeooo:paragraph-rsid="00d78230" style:font-size-asian="10pt" style:font-size-complex="10pt"/>
    </style:style>
    <style:style style:name="P44" style:family="paragraph" style:parent-style-name="Text_20_body">
      <style:paragraph-properties fo:margin-left="1.251cm" fo:margin-right="0cm" fo:text-indent="0cm" style:auto-text-indent="false"/>
    </style:style>
    <style:style style:name="P45" style:family="paragraph" style:parent-style-name="Text_20_body">
      <style:paragraph-properties fo:margin-left="1.251cm" fo:margin-right="0cm" fo:text-indent="0cm" style:auto-text-indent="false"/>
      <style:text-properties officeooo:paragraph-rsid="00ba4f02"/>
    </style:style>
    <style:style style:name="P46" style:family="paragraph" style:parent-style-name="Text_20_body" style:master-page-name="">
      <loext:graphic-properties draw:fill="none" draw:fill-color="#729fcf" draw:fill-image-width="0cm" draw:fill-image-height="0cm"/>
      <style:paragraph-properties fo:margin-left="1.3cm" fo:margin-right="0cm" fo:margin-top="0cm" fo:margin-bottom="0.247cm" loext:contextual-spacing="false" fo:line-height="120%" fo:text-indent="0cm" style:auto-text-indent="false" style:page-number="auto" fo:background-color="transparent" style:shadow="none">
        <style:tab-stops/>
      </style:paragraph-properties>
      <style:text-properties style:font-name="Monaco" fo:font-size="10pt" officeooo:paragraph-rsid="001da3af" style:font-size-asian="10pt" style:font-size-complex="10pt"/>
    </style:style>
    <style:style style:name="P47" style:family="paragraph" style:parent-style-name="Text_20_body" style:master-page-name="">
      <loext:graphic-properties draw:fill="none" draw:fill-color="#729fcf" draw:fill-image-width="0cm" draw:fill-image-height="0cm"/>
      <style:paragraph-properties fo:margin-left="1.6cm" fo:margin-right="0cm" fo:margin-top="0cm" fo:margin-bottom="0cm" loext:contextual-spacing="false" fo:line-height="150%" fo:text-indent="0cm" style:auto-text-indent="false" style:page-number="auto" fo:background-color="transparent" style:shadow="none">
        <style:tab-stops/>
      </style:paragraph-properties>
      <style:text-properties officeooo:paragraph-rsid="00f48af9"/>
    </style:style>
    <style:style style:name="P48" style:family="paragraph" style:parent-style-name="Text_20_body">
      <loext:graphic-properties draw:fill="none" draw:fill-color="#729fcf" draw:fill-image-width="0cm" draw:fill-image-height="0cm"/>
      <style:paragraph-properties fo:margin-left="1.6cm" fo:margin-right="0cm" fo:margin-top="0cm" fo:margin-bottom="0cm" loext:contextual-spacing="false" fo:line-height="150%" fo:text-indent="0cm" style:auto-text-indent="false" fo:background-color="transparent" style:shadow="none">
        <style:tab-stops/>
      </style:paragraph-properties>
    </style:style>
    <style:style style:name="P49" style:family="paragraph" style:parent-style-name="Text_20_body" style:master-page-name="">
      <loext:graphic-properties draw:fill="none" draw:fill-color="#729fcf" draw:fill-image-width="0cm" draw:fill-image-height="0cm"/>
      <style:paragraph-properties fo:margin-left="1.199cm" fo:margin-right="0cm" fo:margin-top="0cm" fo:margin-bottom="0cm" loext:contextual-spacing="false" fo:line-height="150%" fo:text-indent="0cm" style:auto-text-indent="false" style:page-number="auto" fo:background-color="transparent" style:shadow="none">
        <style:tab-stops/>
      </style:paragraph-properties>
      <style:text-properties officeooo:paragraph-rsid="001da3af"/>
    </style:style>
    <style:style style:name="P50" style:family="paragraph" style:parent-style-name="Text_20_body" style:master-page-name="">
      <loext:graphic-properties draw:fill="none" draw:fill-color="#729fcf" draw:fill-image-width="0cm" draw:fill-image-height="0cm"/>
      <style:paragraph-properties fo:margin-left="2.701cm" fo:margin-right="0cm" fo:margin-top="0cm" fo:margin-bottom="0cm" loext:contextual-spacing="false" fo:line-height="150%" fo:text-indent="-1.401cm" style:auto-text-indent="false" style:page-number="auto" fo:background-color="transparent" style:shadow="none">
        <style:tab-stops/>
      </style:paragraph-properties>
      <style:text-properties officeooo:paragraph-rsid="001da3af"/>
    </style:style>
    <style:style style:name="P51" style:family="paragraph" style:parent-style-name="Text_20_body" style:master-page-name="">
      <loext:graphic-properties draw:fill="none" draw:fill-color="#729fcf" draw:fill-image-width="0cm" draw:fill-image-height="0cm"/>
      <style:paragraph-properties fo:margin-left="1.101cm" fo:margin-right="0cm" fo:margin-top="0cm" fo:margin-bottom="0cm" loext:contextual-spacing="false" fo:line-height="150%" fo:text-indent="0cm" style:auto-text-indent="false" style:page-number="auto" fo:background-color="transparent" style:shadow="none">
        <style:tab-stops/>
      </style:paragraph-properties>
      <style:text-properties officeooo:paragraph-rsid="00f958a4"/>
    </style:style>
    <style:style style:name="P52" style:family="paragraph" style:parent-style-name="Text_20_body" style:master-page-name="">
      <loext:graphic-properties draw:fill="none" draw:fill-color="#729fcf" draw:fill-image-width="0cm" draw:fill-image-height="0cm"/>
      <style:paragraph-properties fo:margin-left="0.499cm" fo:margin-right="0cm" fo:margin-top="0cm" fo:margin-bottom="0cm" loext:contextual-spacing="false" fo:line-height="150%" fo:text-indent="0cm" style:auto-text-indent="false" style:page-number="auto" fo:background-color="transparent" style:shadow="none">
        <style:tab-stops/>
      </style:paragraph-properties>
      <style:text-properties officeooo:paragraph-rsid="0110e461"/>
    </style:style>
    <style:style style:name="P53" style:family="paragraph" style:parent-style-name="Text_20_body" style:master-page-name="">
      <loext:graphic-properties draw:fill="none" draw:fill-color="#729fcf" draw:fill-image-width="0cm" draw:fill-image-height="0cm"/>
      <style:paragraph-properties fo:margin-left="0.499cm" fo:margin-right="0cm" fo:margin-top="0cm" fo:margin-bottom="0.247cm" loext:contextual-spacing="false" fo:line-height="160%" fo:text-indent="0cm" style:auto-text-indent="false" style:page-number="auto" fo:background-color="transparent" style:shadow="none">
        <style:tab-stops/>
      </style:paragraph-properties>
      <style:text-properties style:font-name="Georgia" fo:font-size="12pt" fo:letter-spacing="0.011cm" fo:font-weight="normal" officeooo:rsid="00fdbb91" officeooo:paragraph-rsid="00ff6eb6" fo:background-color="transparent" style:font-name-asian="思源黑體 Medium" style:font-size-asian="12pt" style:font-weight-asian="normal" style:font-name-complex="Droid Sans Fallback" style:font-size-complex="18pt" style:font-weight-complex="normal"/>
    </style:style>
    <style:style style:name="P54" style:family="paragraph" style:parent-style-name="Text_20_body">
      <loext:graphic-properties draw:fill="none" draw:fill-color="#729fcf" draw:fill-image-width="0cm" draw:fill-image-height="0cm"/>
      <style:paragraph-properties fo:margin-left="0.499cm" fo:margin-right="0cm" fo:margin-top="0cm" fo:margin-bottom="0.247cm" loext:contextual-spacing="false" fo:line-height="160%" fo:text-indent="0cm" style:auto-text-indent="false" fo:background-color="transparent" style:shadow="none">
        <style:tab-stops/>
      </style:paragraph-properties>
      <style:text-properties style:font-name="Georgia" fo:font-size="12pt" fo:letter-spacing="0.011cm" fo:font-weight="normal" officeooo:rsid="011500dc" officeooo:paragraph-rsid="011500dc" fo:background-color="transparent" style:font-name-asian="思源黑體 Medium" style:font-size-asian="12pt" style:font-weight-asian="normal" style:font-name-complex="Droid Sans Fallback" style:font-size-complex="18pt" style:font-weight-complex="normal"/>
    </style:style>
    <style:style style:name="P55" style:family="paragraph" style:parent-style-name="Text_20_body">
      <loext:graphic-properties draw:fill="none" draw:fill-color="#729fcf" draw:fill-image-width="0cm" draw:fill-image-height="0cm"/>
      <style:paragraph-properties fo:margin-left="0.499cm" fo:margin-right="0cm" fo:margin-top="0cm" fo:margin-bottom="0.247cm" loext:contextual-spacing="false" fo:line-height="160%" fo:text-indent="0cm" style:auto-text-indent="false" fo:background-color="transparent" style:shadow="none">
        <style:tab-stops/>
      </style:paragraph-properties>
      <style:text-properties style:font-name="Georgia" fo:font-size="12pt" fo:letter-spacing="0.011cm" fo:font-weight="normal" officeooo:rsid="011c8d32" officeooo:paragraph-rsid="0124ee87" fo:background-color="transparent" style:font-name-asian="思源黑體 Medium" style:font-size-asian="12pt" style:font-weight-asian="normal" style:font-name-complex="Droid Sans Fallback" style:font-size-complex="18pt" style:font-weight-complex="normal"/>
    </style:style>
    <style:style style:name="P56" style:family="paragraph" style:parent-style-name="Text_20_body">
      <loext:graphic-properties draw:fill="none" draw:fill-color="#729fcf" draw:fill-image-width="0cm" draw:fill-image-height="0cm"/>
      <style:paragraph-properties fo:margin-left="0.499cm" fo:margin-right="0cm" fo:margin-top="0cm" fo:margin-bottom="0.247cm" loext:contextual-spacing="false" fo:line-height="160%" fo:text-indent="0cm" style:auto-text-indent="false" fo:background-color="transparent" style:shadow="none">
        <style:tab-stops/>
      </style:paragraph-properties>
      <style:text-properties style:font-name="Lato" fo:font-size="24pt" fo:letter-spacing="0.011cm" fo:font-weight="normal" officeooo:rsid="00cda8a0" officeooo:paragraph-rsid="01081fdd" fo:background-color="transparent" style:font-name-asian="思源黑體 Medium" style:font-size-asian="24pt" style:font-weight-asian="normal" style:font-name-complex="Droid Sans Fallback" style:font-size-complex="24pt" style:font-weight-complex="normal"/>
    </style:style>
    <style:style style:name="T1" style:family="text">
      <style:text-properties style:font-name="思源黑體 Normal" fo:font-size="12pt" fo:font-weight="bold" officeooo:rsid="00c384ba" style:font-name-asian="思源黑體 Medium" style:font-size-asian="12pt" style:font-weight-asian="bold" style:font-size-complex="18pt" style:font-weight-complex="bold"/>
    </style:style>
    <style:style style:name="T2" style:family="text">
      <style:text-properties style:font-name="思源黑體 Normal" officeooo:rsid="00ac3330" style:font-size-complex="14pt"/>
    </style:style>
    <style:style style:name="T3" style:family="text">
      <style:text-properties style:font-name="思源黑體 Normal" officeooo:rsid="0114251f" style:font-size-complex="14pt"/>
    </style:style>
    <style:style style:name="T4" style:family="text">
      <style:text-properties style:font-name="思源黑體 Normal" officeooo:rsid="0125e7fb" style:font-size-complex="14pt"/>
    </style:style>
    <style:style style:name="T5" style:family="text">
      <style:text-properties style:font-name="思源黑體 Normal" officeooo:rsid="0126b237" style:font-size-complex="14pt"/>
    </style:style>
    <style:style style:name="T6" style:family="text">
      <style:text-properties style:font-name="思源黑體 Normal" officeooo:rsid="0128288d" style:font-size-complex="14pt"/>
    </style:style>
    <style:style style:name="T7" style:family="text">
      <style:text-properties style:font-name="思源黑體 Normal" officeooo:rsid="012a22db" style:font-size-complex="14pt"/>
    </style:style>
    <style:style style:name="T8" style:family="text">
      <style:text-properties style:font-name="思源黑體 Normal" officeooo:rsid="012a92a4" style:font-size-complex="14pt"/>
    </style:style>
    <style:style style:name="T9" style:family="text">
      <style:text-properties style:font-name="思源黑體 Normal" officeooo:rsid="012c9223" style:font-size-complex="14pt"/>
    </style:style>
    <style:style style:name="T10" style:family="text">
      <style:text-properties style:text-position="super 58%" officeooo:rsid="00fdf2fa"/>
    </style:style>
    <style:style style:name="T11" style:family="text">
      <style:text-properties officeooo:rsid="00ba4f02"/>
    </style:style>
    <style:style style:name="T12" style:family="text">
      <style:text-properties officeooo:rsid="00bc6d36"/>
    </style:style>
    <style:style style:name="T13" style:family="text">
      <style:text-properties officeooo:rsid="00c384ba"/>
    </style:style>
    <style:style style:name="T14" style:family="text">
      <style:text-properties style:font-name="Monaco" officeooo:rsid="00c384ba"/>
    </style:style>
    <style:style style:name="T15" style:family="text">
      <style:text-properties style:font-name="Monaco" fo:font-size="12pt" officeooo:rsid="00c384ba" style:font-name-asian="思源黑體 Medium" style:font-size-asian="12pt" style:font-size-complex="18pt"/>
    </style:style>
    <style:style style:name="T16" style:family="text">
      <style:text-properties style:font-name="Monaco" fo:font-size="12pt" fo:letter-spacing="0.011cm" fo:font-weight="normal" officeooo:rsid="00c384ba" style:font-name-asian="思源黑體 Medium" style:font-size-asian="12pt" style:font-weight-asian="normal" style:font-size-complex="18pt" style:font-weight-complex="normal"/>
    </style:style>
    <style:style style:name="T17" style:family="text">
      <style:text-properties style:font-name="Monaco" fo:font-size="10pt" fo:letter-spacing="0.011cm" fo:font-weight="normal" officeooo:rsid="00e1c5a2" fo:background-color="transparent" loext:char-shading-value="0" style:font-name-asian="思源黑體 Medium" style:font-size-asian="10pt" style:font-weight-asian="normal" style:font-size-complex="10pt" style:font-weight-complex="normal"/>
    </style:style>
    <style:style style:name="T18" style:family="text">
      <style:text-properties style:font-name="Monaco" fo:font-size="10pt" fo:letter-spacing="0.011cm" fo:font-weight="normal" officeooo:rsid="00ecc7c5" fo:background-color="transparent" loext:char-shading-value="0" style:font-name-asian="Monaco" style:font-size-asian="10pt" style:font-weight-asian="normal" style:font-size-complex="10pt" style:font-weight-complex="normal"/>
    </style:style>
    <style:style style:name="T19" style:family="text">
      <style:text-properties style:font-name="Monaco" officeooo:rsid="00ff6eb6"/>
    </style:style>
    <style:style style:name="T20" style:family="text">
      <style:text-properties officeooo:rsid="00c892d7"/>
    </style:style>
    <style:style style:name="T21" style:family="text">
      <style:text-properties officeooo:rsid="00cea296"/>
    </style:style>
    <style:style style:name="T22" style:family="text">
      <style:text-properties officeooo:rsid="00cfe48a"/>
    </style:style>
    <style:style style:name="T23" style:family="text">
      <style:text-properties fo:font-style="italic" style:font-style-asian="italic" style:font-style-complex="italic"/>
    </style:style>
    <style:style style:name="T24" style:family="text">
      <style:text-properties fo:font-style="italic" officeooo:rsid="00fdf2fa" style:font-style-asian="italic" style:font-style-complex="italic"/>
    </style:style>
    <style:style style:name="T25" style:family="text">
      <style:text-properties style:font-name="Georgia" fo:font-size="12pt" fo:letter-spacing="0.011cm" fo:font-weight="normal" officeooo:rsid="00c384ba" style:font-name-asian="思源黑體 Medium" style:font-size-asian="12pt" style:font-weight-asian="normal" style:font-size-complex="18pt" style:font-weight-complex="normal"/>
    </style:style>
    <style:style style:name="T26" style:family="text">
      <style:text-properties style:font-name="Georgia" fo:font-size="12pt" fo:letter-spacing="0.011cm" fo:font-weight="normal" officeooo:rsid="00faf4b8" style:font-name-asian="思源黑體 Medium" style:font-size-asian="12pt" style:font-weight-asian="normal" style:font-size-complex="18pt" style:font-weight-complex="normal"/>
    </style:style>
    <style:style style:name="T27" style:family="text">
      <style:text-properties style:font-name="Georgia" fo:font-size="12pt" fo:letter-spacing="0.011cm" fo:font-weight="normal" officeooo:rsid="010ecde5" style:font-name-asian="思源黑體 Medium" style:font-size-asian="12pt" style:font-weight-asian="normal" style:font-size-complex="18pt" style:font-weight-complex="normal"/>
    </style:style>
    <style:style style:name="T28" style:family="text">
      <style:text-properties style:font-name="Georgia" fo:font-size="12pt" fo:letter-spacing="0.011cm" fo:font-weight="normal" officeooo:rsid="00cea296" fo:background-color="transparent" loext:char-shading-value="0" style:font-name-asian="思源黑體 Medium" style:font-size-asian="12pt" style:font-weight-asian="normal" style:font-size-complex="18pt" style:font-weight-complex="normal"/>
    </style:style>
    <style:style style:name="T29" style:family="text">
      <style:text-properties style:font-name="Georgia" fo:font-size="12pt" fo:letter-spacing="0.011cm" fo:font-weight="normal" officeooo:rsid="00d6bbef" fo:background-color="transparent" loext:char-shading-value="0" style:font-name-asian="思源黑體 Medium" style:font-size-asian="12pt" style:font-weight-asian="normal" style:font-size-complex="18pt" style:font-weight-complex="normal"/>
    </style:style>
    <style:style style:name="T30" style:family="text">
      <style:text-properties style:font-name="Georgia" fo:font-size="12pt" fo:letter-spacing="0.011cm" style:text-underline-style="solid" style:text-underline-width="auto" style:text-underline-color="font-color" fo:font-weight="normal" officeooo:rsid="00c384ba" style:font-name-asian="思源黑體 Medium" style:font-size-asian="12pt" style:font-weight-asian="normal" style:font-size-complex="18pt" style:font-weight-complex="normal"/>
    </style:style>
    <style:style style:name="T31" style:family="text">
      <style:text-properties style:font-name="Georgia" fo:letter-spacing="0.011cm" fo:font-weight="normal" officeooo:rsid="00cea296" fo:background-color="transparent" loext:char-shading-value="0" style:font-name-asian="思源黑體 Medium" style:font-weight-asian="normal" style:font-size-complex="18pt" style:font-weight-complex="normal"/>
    </style:style>
    <style:style style:name="T32" style:family="text">
      <style:text-properties style:font-name="Georgia" fo:letter-spacing="0.011cm" fo:font-weight="normal" officeooo:rsid="00d631ad" fo:background-color="transparent" loext:char-shading-value="0" style:font-name-asian="思源黑體 Medium" style:font-weight-asian="normal" style:font-size-complex="18pt" style:font-weight-complex="normal"/>
    </style:style>
    <style:style style:name="T33" style:family="text">
      <style:text-properties style:font-name="Georgia" fo:letter-spacing="0.011cm" fo:font-weight="normal" officeooo:rsid="00d789d9" fo:background-color="transparent" loext:char-shading-value="0" style:font-name-asian="思源黑體 Medium" style:font-weight-asian="normal" style:font-size-complex="18pt" style:font-weight-complex="normal"/>
    </style:style>
    <style:style style:name="T34" style:family="text">
      <style:text-properties style:font-name="Georgia" fo:letter-spacing="0.011cm" fo:font-weight="normal" officeooo:rsid="00d8b9a4" fo:background-color="transparent" loext:char-shading-value="0" style:font-name-asian="思源黑體 Medium" style:font-weight-asian="normal" style:font-size-complex="18pt" style:font-weight-complex="normal"/>
    </style:style>
    <style:style style:name="T35" style:family="text">
      <style:text-properties style:font-name="Georgia" fo:letter-spacing="0.011cm" fo:font-weight="normal" officeooo:rsid="00da24bc" fo:background-color="transparent" loext:char-shading-value="0" style:font-name-asian="思源黑體 Medium" style:font-weight-asian="normal" style:font-size-complex="18pt" style:font-weight-complex="normal"/>
    </style:style>
    <style:style style:name="T36" style:family="text">
      <style:text-properties style:font-name="Georgia" fo:letter-spacing="0.011cm" fo:font-weight="normal" officeooo:rsid="00dae5c8" fo:background-color="transparent" loext:char-shading-value="0" style:font-name-asian="思源黑體 Medium" style:font-weight-asian="normal" style:font-size-complex="18pt" style:font-weight-complex="normal"/>
    </style:style>
    <style:style style:name="T37" style:family="text">
      <style:text-properties style:font-name="Georgia" fo:letter-spacing="0.011cm" fo:font-weight="normal" officeooo:rsid="00dd38d5" fo:background-color="transparent" loext:char-shading-value="0" style:font-name-asian="思源黑體 Medium" style:font-weight-asian="normal" style:font-size-complex="18pt" style:font-weight-complex="normal"/>
    </style:style>
    <style:style style:name="T38" style:family="text">
      <style:text-properties style:font-name="Georgia" fo:letter-spacing="0.011cm" fo:font-weight="normal" officeooo:rsid="00e1c5a2" fo:background-color="transparent" loext:char-shading-value="0" style:font-name-asian="思源黑體 Medium" style:font-weight-asian="normal" style:font-size-complex="18pt" style:font-weight-complex="normal"/>
    </style:style>
    <style:style style:name="T39" style:family="text">
      <style:text-properties style:font-name="Georgia" fo:letter-spacing="0.011cm" fo:font-weight="normal" officeooo:rsid="00e3e47c" fo:background-color="transparent" loext:char-shading-value="0" style:font-name-asian="思源黑體 Medium" style:font-weight-asian="normal" style:font-size-complex="18pt" style:font-weight-complex="normal"/>
    </style:style>
    <style:style style:name="T40" style:family="text">
      <style:text-properties style:font-name="Georgia" fo:letter-spacing="0.011cm" fo:font-weight="normal" officeooo:rsid="00e58463" fo:background-color="transparent" loext:char-shading-value="0" style:font-name-asian="思源黑體 Medium" style:font-weight-asian="normal" style:font-size-complex="18pt" style:font-weight-complex="normal"/>
    </style:style>
    <style:style style:name="T41" style:family="text">
      <style:text-properties style:font-name="Georgia" fo:letter-spacing="0.011cm" fo:font-weight="normal" officeooo:rsid="00e95c52" fo:background-color="transparent" loext:char-shading-value="0" style:font-name-asian="思源黑體 Medium" style:font-weight-asian="normal" style:font-size-complex="18pt" style:font-weight-complex="normal"/>
    </style:style>
    <style:style style:name="T42" style:family="text">
      <style:text-properties style:font-name="Georgia" fo:letter-spacing="0.011cm" fo:font-weight="normal" officeooo:rsid="00ecc7c5" fo:background-color="transparent" loext:char-shading-value="0" style:font-name-asian="思源黑體 Medium" style:font-weight-asian="normal" style:font-size-complex="18pt" style:font-weight-complex="normal"/>
    </style:style>
    <style:style style:name="T43" style:family="text">
      <style:text-properties style:font-name="Georgia" fo:letter-spacing="0.011cm" fo:font-weight="normal" officeooo:rsid="00edb78d" fo:background-color="transparent" loext:char-shading-value="0" style:font-name-asian="思源黑體 Medium" style:font-weight-asian="normal" style:font-size-complex="18pt" style:font-weight-complex="normal"/>
    </style:style>
    <style:style style:name="T44" style:family="text">
      <style:text-properties style:font-name="Georgia" fo:letter-spacing="0.011cm" fo:font-weight="normal" officeooo:rsid="00f0e4a0" fo:background-color="transparent" loext:char-shading-value="0" style:font-name-asian="思源黑體 Medium" style:font-weight-asian="normal" style:font-size-complex="18pt" style:font-weight-complex="normal"/>
    </style:style>
    <style:style style:name="T45" style:family="text">
      <style:text-properties style:font-name="Georgia" fo:letter-spacing="0.011cm" fo:font-weight="normal" officeooo:rsid="00f2979f" fo:background-color="transparent" loext:char-shading-value="0" style:font-name-asian="思源黑體 Medium" style:font-weight-asian="normal" style:font-size-complex="18pt" style:font-weight-complex="normal"/>
    </style:style>
    <style:style style:name="T46" style:family="text">
      <style:text-properties style:font-name="Georgia" fo:letter-spacing="0.011cm" fo:font-weight="normal" officeooo:rsid="00f48af9" fo:background-color="transparent" loext:char-shading-value="0" style:font-name-asian="思源黑體 Medium" style:font-weight-asian="normal" style:font-size-complex="18pt" style:font-weight-complex="normal"/>
    </style:style>
    <style:style style:name="T47" style:family="text">
      <style:text-properties style:font-name="Georgia" fo:letter-spacing="0.011cm" fo:font-weight="normal" officeooo:rsid="00f54806" fo:background-color="transparent" loext:char-shading-value="0" style:font-name-asian="思源黑體 Medium" style:font-weight-asian="normal" style:font-size-complex="18pt" style:font-weight-complex="normal"/>
    </style:style>
    <style:style style:name="T48" style:family="text">
      <style:text-properties style:font-name="Georgia" fo:letter-spacing="0.011cm" fo:font-weight="normal" officeooo:rsid="00d8b9a4" fo:background-color="transparent" loext:char-shading-value="0" style:font-name-asian="思源黑體 Medium" style:font-weight-asian="normal" style:font-name-complex="Droid Sans Fallback" style:font-size-complex="18pt" style:font-weight-complex="normal"/>
    </style:style>
    <style:style style:name="T49" style:family="text">
      <style:text-properties style:font-name="Georgia" fo:letter-spacing="0.011cm" fo:font-weight="normal" officeooo:rsid="00e0721a" fo:background-color="transparent" loext:char-shading-value="0" style:font-name-asian="思源黑體 Medium" style:font-weight-asian="normal" style:font-name-complex="Droid Sans Fallback" style:font-size-complex="18pt" style:font-weight-complex="normal"/>
    </style:style>
    <style:style style:name="T50" style:family="text">
      <style:text-properties style:font-name="Georgia" fo:letter-spacing="0.011cm" fo:font-weight="normal" officeooo:rsid="00f0e4a0" fo:background-color="transparent" loext:char-shading-value="0" style:font-name-asian="思源黑體 Medium" style:font-weight-asian="normal" style:font-name-complex="Droid Sans Fallback" style:font-size-complex="18pt" style:font-weight-complex="normal"/>
    </style:style>
    <style:style style:name="T51" style:family="text">
      <style:text-properties style:font-name="Georgia" fo:letter-spacing="0.011cm" fo:font-weight="normal" officeooo:rsid="00f48af9" fo:background-color="transparent" loext:char-shading-value="0" style:font-name-asian="思源黑體 Medium" style:font-weight-asian="normal" style:font-name-complex="Droid Sans Fallback" style:font-size-complex="18pt" style:font-weight-complex="normal"/>
    </style:style>
    <style:style style:name="T52" style:family="text">
      <style:text-properties style:font-name="Georgia" fo:letter-spacing="0.011cm" fo:font-weight="normal" officeooo:rsid="00f54806" fo:background-color="transparent" loext:char-shading-value="0" style:font-name-asian="思源黑體 Medium" style:font-weight-asian="normal" style:font-name-complex="Droid Sans Fallback" style:font-size-complex="18pt" style:font-weight-complex="normal"/>
    </style:style>
    <style:style style:name="T53" style:family="text">
      <style:text-properties style:font-name="Georgia" fo:letter-spacing="0.011cm" fo:font-weight="normal" officeooo:rsid="00f68d83" fo:background-color="transparent" loext:char-shading-value="0" style:font-name-asian="思源黑體 Medium" style:font-weight-asian="normal" style:font-name-complex="Droid Sans Fallback" style:font-size-complex="18pt" style:font-weight-complex="normal"/>
    </style:style>
    <style:style style:name="T54" style:family="text">
      <style:text-properties style:font-name="Georgia" fo:letter-spacing="0.011cm" fo:font-weight="normal" officeooo:rsid="00f958a4" fo:background-color="transparent" loext:char-shading-value="0" style:font-name-asian="思源黑體 Medium" style:font-weight-asian="normal" style:font-name-complex="Droid Sans Fallback" style:font-size-complex="18pt" style:font-weight-complex="normal"/>
    </style:style>
    <style:style style:name="T55" style:family="text">
      <style:text-properties style:font-name="Georgia" fo:letter-spacing="0.011cm" fo:font-weight="normal" officeooo:rsid="00f9ce6f" fo:background-color="transparent" loext:char-shading-value="0" style:font-name-asian="思源黑體 Medium" style:font-weight-asian="normal" style:font-name-complex="Droid Sans Fallback" style:font-size-complex="18pt" style:font-weight-complex="normal"/>
    </style:style>
    <style:style style:name="T56" style:family="text">
      <style:text-properties style:font-name="Georgia" fo:letter-spacing="0.011cm" fo:font-weight="normal" officeooo:rsid="01019001" fo:background-color="transparent" loext:char-shading-value="0" style:font-name-asian="思源黑體 Medium" style:font-weight-asian="normal" style:font-name-complex="Droid Sans Fallback" style:font-size-complex="18pt" style:font-weight-complex="normal"/>
    </style:style>
    <style:style style:name="T57" style:family="text">
      <style:text-properties style:font-name="Georgia" fo:letter-spacing="0.011cm" fo:font-weight="normal" officeooo:rsid="0110e461" fo:background-color="transparent" loext:char-shading-value="0" style:font-name-asian="思源黑體 Medium" style:font-weight-asian="normal" style:font-name-complex="Droid Sans Fallback" style:font-size-complex="18pt" style:font-weight-complex="normal"/>
    </style:style>
    <style:style style:name="T58" style:family="text">
      <style:text-properties style:font-name="Georgia" fo:letter-spacing="0.011cm" fo:font-style="italic" fo:font-weight="normal" officeooo:rsid="00cea296" fo:background-color="transparent" loext:char-shading-value="0" style:font-name-asian="思源黑體 Medium" style:font-weight-asian="normal" style:font-size-complex="18pt" style:font-weight-complex="normal"/>
    </style:style>
    <style:style style:name="T59" style:family="text">
      <style:text-properties style:font-name="Georgia" fo:letter-spacing="0.011cm" fo:font-style="italic" fo:font-weight="normal" officeooo:rsid="00e3e47c" fo:background-color="transparent" loext:char-shading-value="0" style:font-name-asian="思源黑體 Medium" style:font-style-asian="italic" style:font-weight-asian="normal" style:font-size-complex="18pt" style:font-style-complex="italic" style:font-weight-complex="normal"/>
    </style:style>
    <style:style style:name="T60" style:family="text">
      <style:text-properties style:font-name="Georgia" fo:letter-spacing="0.011cm" fo:font-style="italic" fo:font-weight="normal" officeooo:rsid="00f54806" fo:background-color="transparent" loext:char-shading-value="0" style:font-name-asian="思源黑體 Medium" style:font-style-asian="italic" style:font-weight-asian="normal" style:font-size-complex="18pt" style:font-style-complex="italic" style:font-weight-complex="normal"/>
    </style:style>
    <style:style style:name="T61" style:family="text">
      <style:text-properties style:font-name="Georgia" fo:letter-spacing="0.011cm" fo:font-style="italic" fo:font-weight="normal" officeooo:rsid="00f48af9" fo:background-color="transparent" loext:char-shading-value="0" style:font-name-asian="思源黑體 Medium" style:font-style-asian="italic" style:font-weight-asian="normal" style:font-name-complex="Droid Sans Fallback" style:font-size-complex="18pt" style:font-style-complex="italic" style:font-weight-complex="normal"/>
    </style:style>
    <style:style style:name="T62" style:family="text">
      <style:text-properties style:font-name="Georgia" fo:letter-spacing="0.011cm" fo:font-style="italic" fo:font-weight="normal" officeooo:rsid="00f0e4a0" fo:background-color="transparent" loext:char-shading-value="0" style:font-name-asian="思源黑體 Medium" style:font-style-asian="italic" style:font-weight-asian="normal" style:font-name-complex="Droid Sans Fallback" style:font-size-complex="18pt" style:font-style-complex="italic" style:font-weight-complex="normal"/>
    </style:style>
    <style:style style:name="T63" style:family="text">
      <style:text-properties style:font-name="Georgia" fo:letter-spacing="0.011cm" fo:font-style="normal" fo:font-weight="normal" officeooo:rsid="00e3e47c" fo:background-color="transparent" loext:char-shading-value="0" style:font-name-asian="思源黑體 Medium" style:font-style-asian="normal" style:font-weight-asian="normal" style:font-size-complex="18pt" style:font-style-complex="normal" style:font-weight-complex="normal"/>
    </style:style>
    <style:style style:name="T64" style:family="text">
      <style:text-properties style:font-name="Georgia" fo:letter-spacing="0.011cm" fo:font-style="normal" fo:font-weight="normal" officeooo:rsid="00e7589b" fo:background-color="transparent" loext:char-shading-value="0" style:font-name-asian="思源黑體 Medium" style:font-style-asian="normal" style:font-weight-asian="normal" style:font-size-complex="18pt" style:font-style-complex="normal" style:font-weight-complex="normal"/>
    </style:style>
    <style:style style:name="T65" style:family="text">
      <style:text-properties style:font-name="Georgia" fo:letter-spacing="0.011cm" style:text-underline-style="solid" style:text-underline-width="auto" style:text-underline-color="font-color" fo:font-weight="normal" officeooo:rsid="00f0e4a0" fo:background-color="transparent" loext:char-shading-value="0" style:font-name-asian="思源黑體 Medium" style:font-weight-asian="normal" style:font-size-complex="18pt" style:font-weight-complex="normal"/>
    </style:style>
    <style:style style:name="T66" style:family="text">
      <style:text-properties style:font-name="Georgia" fo:letter-spacing="0.011cm" style:text-underline-style="solid" style:text-underline-width="auto" style:text-underline-color="font-color" fo:font-weight="normal" officeooo:rsid="00f48af9" fo:background-color="transparent" loext:char-shading-value="0" style:font-name-asian="思源黑體 Medium" style:font-weight-asian="normal" style:font-size-complex="18pt" style:font-weight-complex="normal"/>
    </style:style>
    <style:style style:name="T67" style:family="text">
      <style:text-properties fo:letter-spacing="0.011cm" officeooo:rsid="001f917d" fo:background-color="transparent" loext:char-shading-value="0" style:font-name-asian="思源黑體 Medium" style:font-weight-asian="normal"/>
    </style:style>
    <style:style style:name="T68" style:family="text">
      <style:text-properties fo:letter-spacing="0.011cm" officeooo:rsid="00de33bc" fo:background-color="transparent" loext:char-shading-value="0" style:font-name-asian="思源黑體 Medium" style:font-weight-asian="normal"/>
    </style:style>
    <style:style style:name="T69" style:family="text">
      <style:text-properties officeooo:rsid="00d78230"/>
    </style:style>
    <style:style style:name="T70" style:family="text">
      <style:text-properties officeooo:rsid="00dd38d5"/>
    </style:style>
    <style:style style:name="T71" style:family="text">
      <style:text-properties fo:font-style="normal" officeooo:rsid="00fdf2fa" style:font-style-asian="normal" style:font-style-complex="normal"/>
    </style:style>
    <style:style style:name="T72" style:family="text">
      <style:text-properties fo:font-style="normal" style:text-underline-style="solid" style:text-underline-width="auto" style:text-underline-color="font-color" officeooo:rsid="00c384ba" style:font-style-asian="normal" style:font-style-complex="normal"/>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c384ba"/>
    </style:style>
    <style:style style:name="T75" style:family="text">
      <style:text-properties style:text-underline-style="solid" style:text-underline-width="auto" style:text-underline-color="font-color" officeooo:rsid="00cea296"/>
    </style:style>
    <style:style style:name="T76" style:family="text">
      <style:text-properties style:text-underline-style="solid" style:text-underline-width="auto" style:text-underline-color="font-color" officeooo:rsid="00fdf2fa"/>
    </style:style>
    <style:style style:name="T77" style:family="text">
      <style:text-properties style:font-name="思源黑體 Normal" fo:font-weight="bold" style:font-weight-asian="bold" style:font-weight-complex="bold"/>
    </style:style>
    <style:style style:name="T78" style:family="text">
      <style:text-properties style:font-name="思源黑體 Regular" fo:font-weight="bold" style:font-weight-asian="bold" style:font-weight-complex="bold"/>
    </style:style>
    <style:style style:name="T79" style:family="text">
      <style:text-properties style:font-name="思源黑體 Regular" fo:font-weight="bold" officeooo:rsid="00f22f16" style:font-weight-asian="bold" style:font-weight-complex="bold"/>
    </style:style>
    <style:style style:name="T80" style:family="text">
      <style:text-properties officeooo:rsid="00f162fd"/>
    </style:style>
    <style:style style:name="T81" style:family="text">
      <style:text-properties officeooo:rsid="00fdf2fa"/>
    </style:style>
    <style:style style:name="T82" style:family="text">
      <style:text-properties officeooo:rsid="00ff6eb6"/>
    </style:style>
    <style:style style:name="T83" style:family="text">
      <style:text-properties officeooo:rsid="00fdf2fa" style:font-weight-asian="normal"/>
    </style:style>
    <style:style style:name="T84" style:family="text">
      <style:text-properties officeooo:rsid="0102fbfa" style:font-weight-asian="normal"/>
    </style:style>
    <style:style style:name="T85" style:family="text">
      <style:text-properties style:font-name="Lato" fo:font-size="24pt" fo:letter-spacing="0.011cm" fo:font-weight="normal" officeooo:rsid="00cda8a0" fo:background-color="transparent" loext:char-shading-value="0" style:font-name-asian="思源黑體 Medium" style:font-size-asian="24pt" style:font-weight-asian="normal" style:font-name-complex="Droid Sans Fallback" style:font-size-complex="24pt" style:font-weight-complex="normal"/>
    </style:style>
    <style:style style:name="T86" style:family="text">
      <style:text-properties officeooo:rsid="01081fdd"/>
    </style:style>
    <style:style style:name="T87" style:family="text">
      <style:text-properties officeooo:rsid="0109ea97"/>
    </style:style>
    <style:style style:name="T88" style:family="text">
      <style:text-properties officeooo:rsid="011dff3d"/>
    </style:style>
    <style:style style:name="T89" style:family="text">
      <style:text-properties officeooo:rsid="0123f2d9"/>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FRAIG</text:p>
      <text:p text:style-name="P5">DSnP Final Project</text:p>
      <text:p text:style-name="P3"/>
      <text:p text:style-name="P3"/>
      <text:p text:style-name="P4">化學二B03203004 潘廣霖</text:p>
      <text:p text:style-name="P9">andypan <text:span text:style-name="T87">(at) </text:span>ntuosc.org</text:p>
      <text:p text:style-name="P8">2016/1/21</text:p>
      <text:h text:style-name="P23" text:outline-level="2">Abstract</text:h>
      <text:p text:style-name="Text_20_body"><text:span text:style-name="T12">The final project is a implementation of </text:span>Functional-<text:span text:style-name="T11">reduced And-Inverted Graph (FRAIG). After reading the circuit in AIGER text format, it can do various operations to simplify/optimize the circuit. The main strategy applied this project is to maximize the performance of the simulation process, recognizing more FEC (functional-equivalent candidate) <text:s/>groups to reduce the effort and to minimize the time spending on SAT proofs to achieve better performance.</text:span></text:p>
      <text:h text:style-name="P22" text:outline-level="2">Data Structure</text:h>
      <text:p text:style-name="P27"><text:span text:style-name="T22">The only type of logic gate in the project, </text:span>"And-Inverter Gate" (AIG), is an AND gate which two fanins can be optionally inverted. </text:p>
      <text:list xml:id="list8506285111824009186" text:style-name="L1">
        <text:list-item>
          <text:p text:style-name="P41"><text:span text:style-name="T77">Gate</text:span>: <text:span text:style-name="T13">Various gates are </text:span><text:span text:style-name="T74">inherited form the base class CirGate</text:span><text:span text:style-name="T13">: pin-in gates (</text:span><text:span text:style-name="T14">InputGate</text:span><text:span text:style-name="T13">), pin-out gates (</text:span><text:span text:style-name="T15">OutputGate</text:span><text:span text:style-name="T13">), the constant 0 gate (</text:span><text:span text:style-name="T15">ConstGate</text:span><text:span text:style-name="T13">), and-inverter gates (</text:span><text:span text:style-name="T15">AigGate</text:span><text:span text:style-name="T13">), and gates that are undefined (</text:span><text:span text:style-name="T15">UndefGate</text:span><text:span text:style-name="T13">). A</text:span> vector <text:span text:style-name="T20">is used </text:span>to record fanouts. <text:span text:style-name="T20">An array is used instead to record fanins, s</text:span>ince the <text:span text:style-name="T13">fanins for gates</text:span> used throughout the project <text:span text:style-name="T13">are determined (i.e. An AIG gate must have exactly two fanins, even though some can be undefined).<text:line-break/></text:span><text:span text:style-name="T72">The inverter is packed in the last bit of these pointers</text:span><text:span text:style-name="T13">, both in fanins and fanouts. This is a little tedious to maintain and debug, but it is useful in merging.</text:span></text:p>
        </text:list-item>
        <text:list-item>
          <text:p text:style-name="P42"><text:span text:style-name="mono"><text:span text:style-name="T1">Circuit: </text:span></text:span><text:span text:style-name="mono"><text:span text:style-name="T25">All gates are stored in a </text:span></text:span><text:span text:style-name="mono"><text:span text:style-name="T16">std::map</text:span></text:span><text:span text:style-name="mono"><text:span text:style-name="T25"> </text:span></text:span><text:span text:style-name="mono"><text:span text:style-name="T27">gate map </text:span></text:span><text:span text:style-name="mono"><text:span text:style-name="T25">for random-access, and PI-lists and PO-lists are kept in a vector. </text:span></text:span><text:span text:style-name="mono"><text:span text:style-name="T30">DFS lists are cached after queries</text:span></text:span><text:span text:style-name="mono"><text:span text:style-name="T25">. That is, when the structure is modified though its member functions, a flag is set to update DFS lists at next query. </text:span></text:span><text:span text:style-name="mono"><text:span text:style-name="T26">Minimal data is recorded to keep the circuit structure consistent.</text:span></text:span></text:p>
        </text:list-item>
        <text:list-item>
          <text:p text:style-name="P40"><text:span text:style-name="T78">FEC </text:span><text:span text:style-name="T79">L</text:span><text:span text:style-name="T78">ist</text:span>: <text:span text:style-name="T80">FECs are simply organized in nested vectors.</text:span></text:p>
        </text:list-item>
      </text:list>
      <text:h text:style-name="P24" text:outline-level="2"><text:soft-page-break/>Algorithm</text:h>
      <text:h text:style-name="P11" text:outline-level="3">Reading Circuit</text:h>
      <text:p text:style-name="P28">The structure is not constructed during reading the circuit. When each gate is created, its fanin will be stored as <text:span text:style-name="T73">literal IDs, </text:span><text:span text:style-name="T75">casting to pointer type</text:span><text:span text:style-name="T21">, </text:span>and fanouts are left empty. After all gates are constructed, a initializer is called to <text:span text:style-name="T21">substitute fanin IDs to actual pointers (with inversion state), and to create fanouts. If literal IDs cannot be found in the gate map, create a dummy gate to ensure integrity.</text:span></text:p>
      <text:h text:style-name="Heading_20_3" text:outline-level="3">Trivial Optimization</text:h>
      <text:p text:style-name="P39"><text:span text:style-name="mono"><text:span text:style-name="T28">There are four trivial cases to simplify the circuit </text:span></text:span><text:span text:style-name="mono"><text:span text:style-name="T29">without further analyzing</text:span></text:span><text:span text:style-name="mono"><text:span text:style-name="T28">.</text:span></text:span></text:p>
      <text:p text:style-name="P43">X AND <text:s/>0 = 0 <text:s/>// <text:span text:style-name="T69">}- (1)<text:line-break/></text:span>X AND ~X = 0 <text:s/>// <text:span text:style-name="T69">}</text:span><text:line-break/>X AND ~0 = X <text:s/>// <text:span text:style-name="T69">}- (2)</text:span><text:line-break/>X AND <text:s/>X = X <text:s/>// <text:span text:style-name="T69">}</text:span></text:p>
      <text:p text:style-name="P29"><text:span text:style-name="mono"><text:span text:style-name="T31">It turns out that the procedure below is </text:span></text:span><text:span text:style-name="mono"><text:span text:style-name="T33">the simplest</text:span></text:span><text:span text:style-name="mono"><text:span text:style-name="T32"> after some considerations.</text:span></text:span></text:p>
      <text:p text:style-name="P45"><text:span text:style-name="mono"><text:span text:style-name="T31">If either gate is constant, let </text:span></text:span><text:span text:style-name="mono"><text:span text:style-name="T58">this gate</text:span></text:span><text:span text:style-name="mono"><text:span text:style-name="T31"> be the non-constant one.<text:line-break/></text:span></text:span><text:span text:style-name="mono"><text:span text:style-name="T58">Another</text:span></text:span><text:span text:style-name="mono"><text:span text:style-name="T31"> gate is…</text:span></text:span></text:p>
      <text:p text:style-name="P44"><text:span text:style-name="mono"><text:span text:style-name="T31">1) Constant 0 or self in different </text:span></text:span><text:span text:style-name="mono"><text:span text:style-name="T35">inversion</text:span></text:span><text:span text:style-name="mono"><text:span text:style-name="T31"> state --&gt; replace self and AIG with 0<text:line-break/>2) Constant 1 or self in the same </text:span></text:span><text:span text:style-name="mono"><text:span text:style-name="T35">inversion</text:span></text:span><text:span text:style-name="mono"><text:span text:style-name="T31"> state --&gt; replace AIG and constant 1 with self</text:span></text:span></text:p>
      <text:h text:style-name="Heading_20_3" text:outline-level="3">Structural Hash <text:span text:style-name="T70">(Strash)</text:span></text:h>
      <text:p text:style-name="P30"><text:span text:style-name="mono"><text:span text:style-name="T34">Sweep the</text:span></text:span><text:span text:style-name="mono"><text:span text:style-name="T35"> circuit and merge gates that has the same combination of fanins. A hash table is used to compare fanins across different gates. </text:span></text:span><text:span text:style-name="mono"><text:span text:style-name="T37">The hash function takes two fanins and return an unsigned integer, and is designed as follows:</text:span></text:span></text:p>
      <text:p text:style-name="P46"><text:span text:style-name="T67">bool i0 = g-&gt;getInv(0);<text:line-break/>bool i1 = g-&gt;getInv(1);<text:line-break/>_v0 = g-&gt;getFanin(0)-&gt;getID() &lt;&lt; 1 | i0;<text:line-break/></text:span><text:soft-page-break/><text:span text:style-name="T67">_v1 = g-&gt;getFanin(1)-&gt;getID() &lt;&lt; 1 | i1;<text:line-break/>// to be canonical<text:line-break/>if (_v0 &gt; _v1) swap(_v0, _v1);<text:line-break/>// | <text:s text:c="3"/>fin0 <text:s text:c="3"/>| <text:s text:c="3"/>fin1 <text:s text:c="3"/>|<text:line-break/>// |&lt;--- 16 ---&gt;|&lt;--- 16 –-</text:span><text:span text:style-name="T68">-&gt;</text:span><text:span text:style-name="T67">|</text:span><text:line-break/>// use + to cause _v1 to overflow, prevent collision even more<text:line-break/>_hash = (_v0 &lt;&lt; 16) + _v1;</text:p>
      <text:p text:style-name="P38"><text:span text:style-name="mono"><text:span text:style-name="T49">The function utilize all 32-bit of an unsigned integer t</text:span></text:span><text:span text:style-name="mono"><text:span text:style-name="T48">o </text:span></text:span><text:span text:style-name="mono"><text:span text:style-name="T49">prevent collision.</text:span></text:span></text:p>
      <text:h text:style-name="Heading_20_3" text:outline-level="3">Simulation</text:h>
      <text:p text:style-name="P30"><text:span text:style-name="mono"><text:span text:style-name="T37">Recognize </text:span></text:span><text:span text:style-name="mono"><text:span text:style-name="T38">FECs by feeding random or file-specified patterns. Patterns are packed into </text:span></text:span><text:span text:style-name="mono"><text:span text:style-name="T41">unsigned integers </text:span></text:span><text:span text:style-name="mono"><text:span text:style-name="T17">CirSimData</text:span></text:span><text:span text:style-name="mono"><text:span text:style-name="T38"> (which is </text:span></text:span><text:span text:style-name="mono"><text:span text:style-name="T17">unsigned</text:span></text:span><text:span text:style-name="mono"><text:span text:style-name="T38"> in the code; but can be changed to </text:span></text:span><text:span text:style-name="mono"><text:span text:style-name="T17">unsigned long long </text:span></text:span><text:span text:style-name="mono"><text:span text:style-name="T38">to parallelize more) </text:span></text:span><text:span text:style-name="mono"><text:span text:style-name="T39">Patterns of AIGs are also hashed to recognize FECs efficiently. </text:span></text:span><text:span text:style-name="mono"><text:span text:style-name="T36">To eliminate the overhead of </text:span></text:span><text:span text:style-name="mono"><text:span text:style-name="T40">repetitive </text:span></text:span><text:span text:style-name="mono"><text:span text:style-name="T36">allocating memory, the hash table is reused wit</text:span></text:span><text:span text:style-name="mono"><text:span text:style-name="T39">h a </text:span></text:span><text:span text:style-name="mono"><text:span text:style-name="T59">revision number </text:span></text:span><text:span text:style-name="mono"><text:span text:style-name="T63">stored </text:span></text:span><text:span text:style-name="mono"><text:span text:style-name="T64">in the key</text:span></text:span><text:span text:style-name="mono"><text:span text:style-name="T36">. </text:span></text:span><text:span text:style-name="mono"><text:span text:style-name="T43">To match the inverted pattern (which can be merged in potential </text:span></text:span><text:span text:style-name="mono"><text:span text:style-name="T45">with a flipping of inversion state</text:span></text:span><text:span text:style-name="mono"><text:span text:style-name="T43">). </text:span></text:span><text:span text:style-name="mono"><text:span text:style-name="T42">The hash function is designed as follows:</text:span></text:span></text:p>
      <text:p text:style-name="P31"><text:span text:style-name="mono"><text:span text:style-name="T18">CirPatternKey(CirSimData p, unsigned r = 0) {<text:line-break/> <text:s text:c="2"/>// for example: 00001 -&gt; 11111 (flipped)<text:line-break/> <text:s text:c="2"/>// <text:s text:c="13"/>11110 -&gt; 11110 (stored as-is)<text:line-break/> <text:s text:c="2"/>_pattern = (p &amp; 1) ? (~p | 1) : p;<text:line-break/> <text:s text:c="2"/>// to reuse hash map across multiple simulations<text:line-break/> <text:s text:c="2"/>_rev = r;<text:line-break/>}</text:span></text:span></text:p>
      <text:p text:style-name="P32"><text:span text:style-name="mono"><text:span text:style-name="T43">The </text:span></text:span><text:span text:style-name="mono"><text:span text:style-name="T44">algorithm is optimized </text:span></text:span><text:span text:style-name="mono"><text:span text:style-name="T65">by the observations that most lists are dropped </text:span></text:span><text:span text:style-name="mono"><text:span text:style-name="T66">instantly after creation</text:span></text:span><text:span text:style-name="mono"><text:span text:style-name="T44">. </text:span></text:span><text:span text:style-name="mono"><text:span text:style-name="T46">The improvement is to create lists only when the element is discovered again in the hash table. The first time it is being inserted into the hash table, insert the pointer to itself with the last bit marked as 1 (this is indeed not a valid pointer though, we call it pFEC, </text:span></text:span><text:span text:style-name="mono"><text:span text:style-name="T60">pseudo</text:span></text:span><text:span text:style-name="mono"><text:span text:style-name="T47">-FEC</text:span></text:span><text:span text:style-name="mono"><text:span text:style-name="T46"> below). The outline is: </text:span></text:span></text:p>
      <text:p text:style-name="P10"><text:span text:style-name="mono"><text:span text:style-name="T50">for each fecGroup in fecGroupList</text:span></text:span></text:p>
      <text:list xml:id="list2119475122568944470" text:style-name="L6">
        <text:list-header>
          <text:p text:style-name="P36"><text:span text:style-name="mono"><text:span text:style-name="T50">for each gate in fecGroup</text:span></text:span></text:p>
        </text:list-header>
      </text:list>
      <text:p text:style-name="P47"><text:span text:style-name="mono"><text:span text:style-name="T51">check </text:span></text:span><text:span text:style-name="mono"><text:span text:style-name="T52">the pattern </text:span></text:span><text:span text:style-name="mono"><text:span text:style-name="T51">in hash</text:span></text:span></text:p>
      <text:p text:style-name="P48"><text:soft-page-break/><text:span text:style-name="mono"><text:span text:style-name="T50"><text:tab/></text:span></text:span><text:span text:style-name="mono"><text:span text:style-name="T61">Not found</text:span></text:span><text:span text:style-name="mono"><text:span text:style-name="T50"> → </text:span></text:span><text:span text:style-name="mono"><text:span text:style-name="T51">stored as </text:span></text:span><text:span text:style-name="mono"><text:span text:style-name="T50">pFEC</text:span></text:span></text:p>
      <text:p text:style-name="P50"><text:span text:style-name="mono"><text:span text:style-name="T51"><text:tab/></text:span></text:span><text:span text:style-name="mono"><text:span text:style-name="T61">Foun</text:span></text:span><text:span text:style-name="mono"><text:span text:style-name="T61">d </text:span></text:span><text:span text:style-name="mono"><text:span text:style-name="T62">pFEC </text:span></text:span><text:span text:style-name="mono"><text:span text:style-name="T50">→ </text:span></text:span><text:span text:style-name="mono"><text:span text:style-name="T52">create real </text:span></text:span><text:span text:style-name="mono"><text:span text:style-name="T50">FEC </text:span></text:span><text:span text:style-name="mono"><text:span text:style-name="T52">by these two elements</text:span></text:span><text:span text:style-name="mono"><text:span text:style-name="T50">, </text:span></text:span><text:span text:style-name="mono"><text:span text:style-name="T52">update the </text:span></text:span><text:span text:style-name="mono"><text:span text:style-name="T53">FEC </text:span></text:span><text:span text:style-name="mono"><text:span text:style-name="T52">pointer in </text:span></text:span><text:span text:style-name="mono"><text:span text:style-name="T50">pFEC </text:span></text:span><text:span text:style-name="mono"><text:span text:style-name="T52">and in </text:span></text:span><text:span text:style-name="mono"><text:span text:style-name="T50">hash</text:span></text:span></text:p>
      <text:p text:style-name="P48"><text:span text:style-name="mono"><text:span text:style-name="T51"><text:tab/></text:span></text:span><text:span text:style-name="mono"><text:span text:style-name="T61">Found </text:span></text:span><text:span text:style-name="mono"><text:span text:style-name="T50">FEC → hash </text:span></text:span><text:span text:style-name="mono"><text:span text:style-name="T53">is </text:span></text:span><text:span text:style-name="mono"><text:span text:style-name="T52">intact</text:span></text:span></text:p>
      <text:p text:style-name="P48"><text:span text:style-name="mono"><text:span text:style-name="T53">update FEC pointer of the </text:span></text:span><text:span text:style-name="mono"><text:span text:style-name="T50">gate</text:span></text:span></text:p>
      <text:p text:style-name="P49"><text:span text:style-name="mono"><text:span text:style-name="T50">for each gate in fecGroup</text:span></text:span></text:p>
      <text:p text:style-name="P48"><text:span text:style-name="mono"><text:span text:style-name="T54">clear the FEC pointer if its fecGroup is not changed </text:span></text:span><text:span text:style-name="mono"><text:span text:style-name="T56">(singletons)</text:span></text:span></text:p>
      <text:p text:style-name="P51"><text:span text:style-name="mono"><text:span text:style-name="T54">discard the original fecGroup; replace/append new groups</text:span></text:span></text:p>
      <text:p text:style-name="P37"/>
      <text:p text:style-name="P52"><text:span text:style-name="mono"><text:span text:style-name="T57">Furthermore, we can scan for changes before we actually manipulate lists (event-driven). Experiments show that this can make the simulation process even faster. </text:span></text:span><text:span text:style-name="mono"><text:span text:style-name="T55">The random-simulation is suspended by a certain amount of failures to distinguish more FECs. The FEC lists are stored in the circuit to allow repetitive simulation, giving more opportunities to trade-off between the effort of SAT proof.</text:span></text:span></text:p>
      <text:h text:style-name="Heading_20_3" text:outline-level="3">SAT Proof (FRAIG)</text:h>
      <text:p text:style-name="P33">Formally prove whether each two gates in the same FEC group is equivalent <text:span text:style-name="T81">by SAT engine (</text:span><text:span text:style-name="T24">minisat</text:span><text:span text:style-name="T71"> in this project</text:span><text:span text:style-name="T81">)</text:span>. <text:span text:style-name="T81">The FEC lists is traversed, picking a pair of gates a time to prove the equivalence by contra-position. Because SAT is an NP-hard problem, </text:span><text:span text:style-name="T76">the FEC lists is sorted by DFS order</text:span><text:span text:style-name="T81"> to reduce the input cone of each proof. If the two gates cannot be unequal under all input (i.e. a != b UNSAT), the two gates can be merged. If it is satisfiable, </text:span><text:span text:style-name="T76">the counter-example (CEX) can be used to separate the FEC into two parts (“same” or “different”)</text:span><text:span text:style-name="T81">, instead to prove all O(n</text:span><text:span text:style-name="T10">2</text:span><text:span text:style-name="T81">), we can split the list and continue the process until all the lists.</text:span></text:p>
      <text:p text:style-name="P34">Though <text:span text:style-name="T23">minisat</text:span> is extremely powerful and highly efficient, <text:span text:style-name="T73">the bottleneck is mainly the SAT process</text:span>. <text:span text:style-name="T88">So the time spending on list-operations is relatively not important. If we can take advantage of multi-threading, the time can be significantly reduced.</text:span></text:p>
      <text:p text:style-name="P35">Expriments <text:span text:style-name="T86">&amp; Analysis</text:span></text:p>
      <text:p text:style-name="P53"><text:soft-page-break/>The <text:span text:style-name="T82">experiment is based on </text:span><text:span text:style-name="T19">tests.fraig/sim13.aag</text:span><text:span text:style-name="T83">, which </text:span><text:span text:style-name="T84">has around 84,000 AIG gates initially and can be reduced to around 77,000 gates by the reference program</text:span><text:span text:style-name="T82">.</text:span></text:p>
      <text:p text:style-name="P55">max-fail times is fixed at 230. <text:span text:style-name="T89">32 patterns are simulated at a time.</text:span></text:p>
      <table:table table:name="表格1" table:style-name="表格1">
        <table:table-column table:style-name="表格1.A"/>
        <table:table-column table:style-name="表格1.B"/>
        <table:table-column table:style-name="表格1.C"/>
        <table:table-row>
          <table:table-cell table:style-name="表格1.A1" office:value-type="string">
            <text:p text:style-name="P12"><draw:frame draw:style-name="fr1" draw:name="物件1" text:anchor-type="paragraph" svg:x="9.372cm" svg:y="1.122cm" svg:width="8.729cm" svg:height="6.669cm" draw:z-index="0"><draw:object xlink:href="./Object 1" xlink:type="simple" xlink:show="embed" xlink:actuate="onLoad" draw:notify-on-update-of-ranges="表格1"/><draw:image xlink:href="./ObjectReplacements/Object 1" xlink:type="simple" xlink:show="embed" xlink:actuate="onLoad"/></draw:frame># simulations</text:p>
          </table:table-cell>
          <table:table-cell table:style-name="表格1.A1" office:value-type="string">
            <text:p text:style-name="P13">Patterns</text:p>
          </table:table-cell>
          <table:table-cell table:style-name="表格1.C1" office:value-type="string">
            <text:p text:style-name="P13"># FEC groups</text:p>
          </table:table-cell>
        </table:table-row>
        <table:table-row>
          <table:table-cell table:style-name="表格1.A2" office:value-type="string">
            <text:p text:style-name="P12">1</text:p>
          </table:table-cell>
          <table:table-cell table:style-name="表格1.A2" office:value-type="string">
            <text:p text:style-name="P14">22048</text:p>
          </table:table-cell>
          <table:table-cell table:style-name="表格1.C2" office:value-type="string">
            <text:p text:style-name="P14">3833</text:p>
          </table:table-cell>
        </table:table-row>
        <table:table-row>
          <table:table-cell table:style-name="表格1.A2" office:value-type="string">
            <text:p text:style-name="P12">2</text:p>
          </table:table-cell>
          <table:table-cell table:style-name="表格1.A2" office:value-type="string">
            <text:p text:style-name="P15">10912</text:p>
          </table:table-cell>
          <table:table-cell table:style-name="表格1.C2" office:value-type="string">
            <text:p text:style-name="P14">3727</text:p>
          </table:table-cell>
        </table:table-row>
        <table:table-row>
          <table:table-cell table:style-name="表格1.A2" office:value-type="string">
            <text:p text:style-name="P12">3</text:p>
          </table:table-cell>
          <table:table-cell table:style-name="表格1.A2" office:value-type="string">
            <text:p text:style-name="P15">9856</text:p>
          </table:table-cell>
          <table:table-cell table:style-name="表格1.C2" office:value-type="string">
            <text:p text:style-name="P16">3599</text:p>
          </table:table-cell>
        </table:table-row>
        <table:table-row>
          <table:table-cell table:style-name="表格1.A2" office:value-type="string">
            <text:p text:style-name="P12">4</text:p>
          </table:table-cell>
          <table:table-cell table:style-name="表格1.A2" office:value-type="string">
            <text:p text:style-name="P17">9408</text:p>
          </table:table-cell>
          <table:table-cell table:style-name="表格1.C2" office:value-type="string">
            <text:p text:style-name="P17">3505</text:p>
          </table:table-cell>
        </table:table-row>
        <table:table-row>
          <table:table-cell table:style-name="表格1.A2" office:value-type="string">
            <text:p text:style-name="P12">5</text:p>
          </table:table-cell>
          <table:table-cell table:style-name="表格1.A2" office:value-type="string">
            <text:p text:style-name="P18">8608</text:p>
          </table:table-cell>
          <table:table-cell table:style-name="表格1.C2" office:value-type="string">
            <text:p text:style-name="P18">3437</text:p>
          </table:table-cell>
        </table:table-row>
        <table:table-row>
          <table:table-cell table:style-name="表格1.A2" office:value-type="string">
            <text:p text:style-name="P12">6</text:p>
          </table:table-cell>
          <table:table-cell table:style-name="表格1.A2" office:value-type="string">
            <text:p text:style-name="P20">8960</text:p>
          </table:table-cell>
          <table:table-cell table:style-name="表格1.C2" office:value-type="string">
            <text:p text:style-name="P19">3359</text:p>
          </table:table-cell>
        </table:table-row>
        <table:table-row>
          <table:table-cell table:style-name="表格1.A2" office:value-type="string">
            <text:p text:style-name="P12">7</text:p>
          </table:table-cell>
          <table:table-cell table:style-name="表格1.A2" office:value-type="string">
            <text:p text:style-name="P21">8224</text:p>
          </table:table-cell>
          <table:table-cell table:style-name="表格1.C2" office:value-type="string">
            <text:p text:style-name="P21">3331</text:p>
          </table:table-cell>
        </table:table-row>
        <table:table-row>
          <table:table-cell table:style-name="表格1.A2" office:value-type="string">
            <text:p text:style-name="P12">8</text:p>
          </table:table-cell>
          <table:table-cell table:style-name="表格1.A2" office:value-type="string">
            <text:p text:style-name="P21">8224</text:p>
          </table:table-cell>
          <table:table-cell table:style-name="表格1.C2" office:value-type="string">
            <text:p text:style-name="P21">3297</text:p>
          </table:table-cell>
        </table:table-row>
        <table:table-row>
          <table:table-cell table:style-name="表格1.A2" office:value-type="string">
            <text:p text:style-name="P12">9</text:p>
          </table:table-cell>
          <table:table-cell table:style-name="表格1.A2" office:value-type="string">
            <text:p text:style-name="P21">8096</text:p>
          </table:table-cell>
          <table:table-cell table:style-name="表格1.C2" office:value-type="string">
            <text:p text:style-name="P21">3258</text:p>
          </table:table-cell>
        </table:table-row>
        <table:table-row>
          <table:table-cell table:style-name="表格1.A2" office:value-type="string">
            <text:p text:style-name="P12">10</text:p>
          </table:table-cell>
          <table:table-cell table:style-name="表格1.A2" office:value-type="string">
            <text:p text:style-name="P21">8032</text:p>
          </table:table-cell>
          <table:table-cell table:style-name="表格1.C2" office:value-type="string">
            <text:p text:style-name="P21">3252</text:p>
          </table:table-cell>
        </table:table-row>
      </table:table>
      <text:p text:style-name="P54"/>
      <text:p text:style-name="P56">Comments on this course</text:p>
      <text:p text:style-name="P26"><text:span text:style-name="mono"><text:span text:style-name="T2">因為程式反覆的</text:span></text:span><text:span text:style-name="mono"><text:span text:style-name="T3">crash，導致最後只留下了一點時間來寫報告。很多話想說</text:span></text:span><text:span text:style-name="mono"><text:span text:style-name="T4">來不及說</text:span></text:span><text:span text:style-name="mono"><text:span text:style-name="T5">。在這堂課上</text:span></text:span><text:span text:style-name="mono"><text:span text:style-name="T6">，</text:span></text:span><text:span text:style-name="mono"><text:span text:style-name="T5">比起資料結構</text:span></text:span><text:span text:style-name="mono"><text:span text:style-name="T6">，我想我學到更多的是一個漂亮、能在產業上使用，容易維護的程式應該是怎麼組織起來的，而這只有在極端複雜、龐大的架構，輔以不斷失敗的挫折、嘗試，才能練起來的</text:span></text:span><text:span text:style-name="mono"><text:span text:style-name="T7">。感謝資結(姿婕)這學期給了我這次機會</text:span></text:span><text:span text:style-name="mono"><text:span text:style-name="T8">，讓我有機會見證</text:span></text:span><text:span text:style-name="mono"><text:span text:style-name="T9">code平凡中的偉大</text:span></text:span><text:span text:style-name="mono"><text:span text:style-name="T6">。</text:span></text:span></text:p>
      <text:p text:style-name="P2"><text:span text:style-name="mono"><text:span text:style-name="T8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文泉驛等寬微米黑" svg:font-family="文泉驛等寬微米黑" style:font-family-generic="modern" style:font-pitch="fixed"/>
    <style:font-face style:name="Lato1" svg:font-family="Lato" style:font-pitch="variable"/>
    <style:font-face style:name="Lato" svg:font-family="Lato" style:font-adornments="粗體" style:font-pitch="variable"/>
    <style:font-face style:name="Roboto" svg:font-family="Roboto" style:font-pitch="variable"/>
    <style:font-face style:name="Ubuntu" svg:font-family="Ubuntu" style:font-pitch="variable"/>
    <style:font-face style:name="思源黑體 Medium" svg:font-family="'思源黑體 Medium'" style:font-pitch="variable"/>
    <style:font-face style:name="思源黑體 Normal" svg:font-family="'思源黑體 Normal'" style:font-pitch="variable"/>
    <style:font-face style:name="思源黑體 Regular" svg:font-family="'思源黑體 Regular'" style:font-pitch="variable"/>
    <style:font-face style:name="Monaco" svg:font-family="Monaco" style:font-family-generic="modern" style:font-pitch="variable"/>
    <style:font-face style:name="Droid Serif" svg:font-family="'Droid Serif'" style:font-family-generic="roman" style:font-pitch="variable"/>
    <style:font-face style:name="Droid Serif1" svg:font-family="'Droid Serif'" style:font-adornments="標準" style:font-family-generic="roman" style:font-pitch="variable"/>
    <style:font-face style:name="Georgia" svg:font-family="Georgia" style:font-adornments="標準"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 svg:font-family="文泉驛微米黑" style:font-family-generic="system" style:font-pitch="variable"/>
  </office:font-face-decls>
  <office:styles>
    <draw:marker draw:name="Symmetric_20_Arrow" draw:display-name="Symmetric Arrow" svg:viewBox="0 0 1131 902" svg:d="M564 0l-564 902h1131z"/>
    <draw:marker draw:name="線條箭頭_20_4" draw:display-name="線條箭頭 4" svg:viewBox="0 0 1131 902" svg:d="M564 0l-564 902h1131z"/>
    <draw:marker draw:name="線條箭頭_20_6" draw:display-name="線條箭頭 6"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思源黑體 Normal" fo:font-family="'思源黑體 Normal'" style:font-pitch="variable" fo:font-size="18pt" officeooo:rsid="001da3af" style:font-name-asian="思源黑體 Medium" style:font-family-asian="'思源黑體 Medium'" style:font-pitch-asian="variable" style:font-size-asian="18pt" style:font-size-complex="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draw:fill-image-width="0cm" draw:fill-image-height="0cm"/>
      <style:paragraph-properties fo:margin-left="0.6cm" fo:margin-right="0cm" fo:margin-top="0cm" fo:margin-bottom="0.247cm" loext:contextual-spacing="false" fo:line-height="160%" fo:text-indent="0cm" style:auto-text-indent="false" style:page-number="auto" fo:background-color="transparent" style:shadow="none">
        <style:tab-stops/>
      </style:paragraph-properties>
      <style:text-properties style:font-name="Georgia" fo:font-family="Georgia" style:font-style-name="標準" style:font-family-generic="roman" style:font-pitch="variable" fo:font-size="12pt" fo:letter-spacing="0.011cm" officeooo:rsid="001f917d" fo:background-color="transparent" style:font-size-asian="12pt" style:font-weight-asian="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0cm" fo:margin-right="0cm" fo:margin-top="0.353cm" fo:margin-bottom="0.212cm" loext:contextual-spacing="false" fo:text-indent="0cm" style:auto-text-indent="false" fo:background-color="transparent" fo:keep-with-next="always"/>
      <style:text-properties style:font-name="Lato" fo:font-family="Lato" style:font-style-name="粗體" style:font-pitch="variable" fo:font-size="24pt" fo:font-weight="normal" officeooo:rsid="0019f7aa" style:font-name-asian="思源黑體 Medium" style:font-family-asian="'思源黑體 Medium'" style:font-pitch-asian="variable" style:font-size-asian="24pt" style:font-weight-asian="normal" style:font-size-complex="24pt"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55cm" fo:margin-bottom="0.275cm" loext:contextual-spacing="false" fo:text-indent="0cm" style:auto-text-indent="false" style:page-number="auto"/>
      <style:text-properties style:font-name="Lato" fo:font-family="Lato" style:font-style-name="粗體" style:font-pitch="variable" fo:font-size="14pt" fo:font-weight="bold" style:font-size-asian="14pt" style:font-weight-asian="bold" style:font-size-complex="101%" style:font-weight-complex="bold"/>
    </style:style>
    <style:style style:name="title" style:family="paragraph" style:parent-style-name="Standard" style:master-page-name="">
      <loext:graphic-properties draw:fill-image-width="0cm" draw:fill-image-height="0cm"/>
      <style:paragraph-properties fo:margin-top="1.199cm" fo:margin-bottom="0.499cm" loext:contextual-spacing="false" fo:line-height="100%" style:register-true="true" style:page-number="auto" style:shadow="none">
        <style:tab-stops/>
      </style:paragraph-properties>
      <style:text-properties style:font-name="Ubuntu" fo:font-family="Ubuntu" style:font-pitch="variable" fo:font-size="32pt" fo:letter-spacing="-0.021cm" officeooo:rsid="0018b3f5" style:font-name-asian="思源黑體 Normal" style:font-family-asian="'思源黑體 Normal'" style:font-pitch-asian="variable" style:font-size-asian="32pt" style:font-size-complex="3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驛等寬微米黑" style:font-family-asian="文泉驛等寬微米黑"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mono" style:family="text">
      <style:text-properties style:font-name="Monaco" fo:font-family="Monaco" style:font-family-generic="modern" style:font-pitch="variable" fo:font-size="12pt" officeooo:rsid="001f917d" style:font-name-asian="思源黑體 Normal" style:font-family-asian="'思源黑體 Normal'" style:font-pitch-asian="variable" style:font-size-asian="12pt" style:font-size-complex="12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文泉驛等寬微米黑" style:font-family-asian="文泉驛等寬微米黑"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Monaco" fo:font-size="12pt" style:font-size-asian="12pt" style:font-size-complex="12pt"/>
    </style:style>
    <style:style style:name="MP2" style:family="paragraph" style:parent-style-name="Footer">
      <style:paragraph-properties fo:text-align="center" style:justify-single-word="false"/>
      <style:text-properties style:font-name="Monaco"/>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00:04:08.128912692</meta:creation-date>
    <dc:date>2016-01-21T20:56:49.290490942</dc:date>
    <meta:editing-duration>PT13H40M37S</meta:editing-duration>
    <meta:editing-cycles>262</meta:editing-cycles>
    <meta:generator>LibreOffice/5.0.2.2$Linux_X86_64 LibreOffice_project/00m0$Build-2</meta:generator>
    <meta:document-statistic meta:table-count="1" meta:image-count="0" meta:object-count="1" meta:page-count="6" meta:paragraph-count="82" meta:word-count="1322" meta:character-count="6815" meta:non-whitespace-character-count="56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8.729cm" svg:height="6.669cm" xlink:href=".." xlink:type="simple" chart:class="chart:line" chart:style-name="ch1">
        <chart:plot-area chart:style-name="ch2" table:cell-range-address="表格1.$A$3:.$B$12" chart:data-source-has-labels="both" svg:x="0.174cm" svg:y="0.133cm" svg:width="8.381cm" svg:height="6.403cm">
          <chartooo:coordinate-region svg:x="1.166cm" svg:y="0.333cm" svg:width="7.017cm" svg:height="5.556cm"/>
          <chart:axis chart:dimension="x" chart:name="primary-x" chart:style-name="ch3" chartooo:axis-type="auto">
            <chartooo:date-scale/>
            <chart:categories table:cell-range-address="表格1.$A$3:.$A$11"/>
          </chart:axis>
          <chart:axis chart:dimension="y" chart:name="primary-y" chart:style-name="ch3">
            <chart:grid chart:style-name="ch4" chart:class="major"/>
          </chart:axis>
          <chart:series chart:style-name="ch5" chart:values-cell-range-address="表格1.$B$3:.$B$11" chart:label-cell-address="表格1.$B$2" chart:class="chart:line">
            <chart:data-point chart:repeated="9"/>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22048</text:p>
                <draw:g>
                  <svg:desc>表格1.$B$2</svg:desc>
                </draw:g>
              </table:table-cell>
            </table:table-row>
          </table:table-header-rows>
          <table:table-rows>
            <table:table-row>
              <table:table-cell office:value-type="string">
                <text:p>2</text:p>
                <draw:g>
                  <svg:desc>表格1.$A$3:.$A$11</svg:desc>
                </draw:g>
              </table:table-cell>
              <table:table-cell office:value-type="float" office:value="10912">
                <text:p>10912</text:p>
                <draw:g>
                  <svg:desc>表格1.$B$3:.$B$11</svg:desc>
                </draw:g>
              </table:table-cell>
            </table:table-row>
            <table:table-row>
              <table:table-cell office:value-type="string">
                <text:p>3</text:p>
              </table:table-cell>
              <table:table-cell office:value-type="float" office:value="9856">
                <text:p>9856</text:p>
              </table:table-cell>
            </table:table-row>
            <table:table-row>
              <table:table-cell office:value-type="string">
                <text:p>4</text:p>
              </table:table-cell>
              <table:table-cell office:value-type="float" office:value="9408">
                <text:p>9408</text:p>
              </table:table-cell>
            </table:table-row>
            <table:table-row>
              <table:table-cell office:value-type="string">
                <text:p>5</text:p>
              </table:table-cell>
              <table:table-cell office:value-type="float" office:value="8608">
                <text:p>8608</text:p>
              </table:table-cell>
            </table:table-row>
            <table:table-row>
              <table:table-cell office:value-type="string">
                <text:p>6</text:p>
              </table:table-cell>
              <table:table-cell office:value-type="float" office:value="8960">
                <text:p>8960</text:p>
              </table:table-cell>
            </table:table-row>
            <table:table-row>
              <table:table-cell office:value-type="string">
                <text:p>7</text:p>
              </table:table-cell>
              <table:table-cell office:value-type="float" office:value="8224">
                <text:p>8224</text:p>
              </table:table-cell>
            </table:table-row>
            <table:table-row>
              <table:table-cell office:value-type="string">
                <text:p>8</text:p>
              </table:table-cell>
              <table:table-cell office:value-type="float" office:value="8224">
                <text:p>8224</text:p>
              </table:table-cell>
            </table:table-row>
            <table:table-row>
              <table:table-cell office:value-type="string">
                <text:p>9</text:p>
              </table:table-cell>
              <table:table-cell office:value-type="float" office:value="8096">
                <text:p>8096</text:p>
              </table:table-cell>
            </table:table-row>
            <table:table-row>
              <table:table-cell office:value-type="string">
                <text:p>10</text:p>
              </table:table-cell>
              <table:table-cell office:value-type="float" office:value="8032">
                <text:p>803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